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236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4.89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5cm" fo:min-width="5.7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6.38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6cm" svg:height="2.1cm" svg:x="7.1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392cm" svg:height="1.5cm" draw:transform="skewX (0.730943890735225) translate (7.745cm 4.9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6.2cm" svg:height="2.2cm" svg:x="6cm" svg:y="7.4cm">
          <text:p text:style-name="P1">licznik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6.889cm" svg:height="1.5cm" draw:transform="skewX (0.730943890735225) translate (5.645cm 11.8cm)">
          <text:p text:style-name="P1">Wypisz licznik * licznik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6.6cm" svg:height="2.3cm" svg:x="4.5cm" svg:y="15.5cm">
          <text:p text:style-name="P1">licznik &lt; liczb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6" draw:id="id6" draw:layer="layout" svg:width="6.2cm" svg:height="2.2cm" svg:x="13.3cm" svg:y="15.6cm">
          <text:p text:style-name="P1">licznik = licznik + 1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6cm" svg:height="2.1cm" svg:x="5.5cm" svg:y="20.3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4cm" svg:y1="3.8cm" svg:x2="10.441cm" svg:y2="4.9cm" draw:start-shape="id1" draw:start-glue-point="8" draw:end-shape="id2" draw:end-glue-point="0" svg:d="M10400 3800l41 1100" svg:viewBox="0 0 42 1101">
          <text:p/>
        </draw:connector>
        <draw:connector draw:style-name="gr6" draw:text-style-name="P4" draw:layer="layout" draw:type="line" svg:x1="9.096cm" svg:y1="6.4cm" svg:x2="9.1cm" svg:y2="7.4cm" draw:start-shape="id2" draw:start-glue-point="2" draw:end-shape="id3" draw:end-glue-point="0" svg:d="M9096 6400l4 1000" svg:viewBox="0 0 5 1001">
          <text:p/>
        </draw:connector>
        <draw:connector draw:style-name="gr6" draw:text-style-name="P4" draw:layer="layout" draw:type="line" svg:x1="9.1cm" svg:y1="9.6cm" svg:x2="9.089cm" svg:y2="11.8cm" draw:start-shape="id3" draw:start-glue-point="2" draw:end-shape="id4" svg:d="M9100 9600l-11 2200" svg:viewBox="0 0 12 2201">
          <text:p/>
        </draw:connector>
        <draw:connector draw:style-name="gr6" draw:text-style-name="P4" draw:layer="layout" draw:type="line" svg:x1="7.744cm" svg:y1="13.3cm" svg:x2="7.8cm" svg:y2="15.5cm" draw:start-shape="id4" draw:end-shape="id5" draw:end-glue-point="4" svg:d="M7744 13300l56 2200" svg:viewBox="0 0 57 2201">
          <text:p/>
        </draw:connector>
        <draw:connector draw:style-name="gr7" draw:text-style-name="P4" draw:layer="layout" draw:type="line" svg:x1="11.1cm" svg:y1="16.65cm" svg:x2="13.3cm" svg:y2="16.7cm" draw:start-shape="id5" draw:start-glue-point="7" draw:end-shape="id6" draw:end-glue-point="3" svg:d="M11100 16650l2200 50" svg:viewBox="0 0 2201 51">
          <text:p text:style-name="P1">TAK</text:p>
        </draw:connector>
        <draw:connector draw:style-name="gr6" draw:text-style-name="P4" draw:layer="layout" svg:x1="16.4cm" svg:y1="15.6cm" svg:x2="11.862cm" svg:y2="12.55cm" draw:start-shape="id6" draw:start-glue-point="0" draw:end-shape="id4" draw:end-glue-point="1" svg:d="M16400 15600v-3050h-4538" svg:viewBox="0 0 4539 3051">
          <text:p/>
        </draw:connector>
        <draw:connector draw:style-name="gr7" draw:text-style-name="P4" draw:layer="layout" svg:x1="4.5cm" svg:y1="16.65cm" svg:x2="5.5cm" svg:y2="21.35cm" draw:start-shape="id5" draw:start-glue-point="5" draw:end-shape="id7" svg:d="M4500 16650h-501v4700h1501" svg:viewBox="0 0 1502 4701">
          <text:p text:style-name="P1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22:35:14.777000000</meta:creation-date>
    <meta:generator>LibreOffice/5.4.3.2$Windows_X86_64 LibreOffice_project/92a7159f7e4af62137622921e809f8546db437e5</meta:generator>
    <dc:date>2018-09-27T22:51:12.909000000</dc:date>
    <meta:editing-duration>PT5M14S</meta:editing-duration>
    <meta:editing-cycles>1</meta:editing-cycles>
    <meta:document-statistic meta:object-count="14"/>
  </office:meta>
</office:document-meta>
</file>